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97mm"/>
    </style:style>
    <style:style style:name="co2" style:family="table-column">
      <style:table-column-properties fo:break-before="auto" style:column-width="53.64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41.93mm"/>
    </style:style>
    <style:style style:name="co5" style:family="table-column">
      <style:table-column-properties fo:break-before="auto" style:column-width="44.11mm"/>
    </style:style>
    <style:style style:name="co6" style:family="table-column">
      <style:table-column-properties fo:break-before="auto" style:column-width="47.1mm"/>
    </style:style>
    <style:style style:name="co7" style:family="table-column">
      <style:table-column-properties fo:break-before="auto" style:column-width="45.4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uloslaskelma (kEUR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5 *</text:p>
          </table:table-cell>
          <table:table-cell office:value-type="float" office:value="2014" calcext:value-type="float">
            <text:p>201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2 *</text:p>
          </table:table-cell>
          <table:table-cell/>
        </table:table-row>
        <table:table-row table:style-name="ro1">
          <table:table-cell office:value-type="string" calcext:value-type="string">
            <text:p>Liiketoiminnan tuotot</text:p>
          </table:table-cell>
          <table:table-cell office:value-type="float" office:value="1492600" calcext:value-type="float">
            <text:p>1492600</text:p>
          </table:table-cell>
          <table:table-cell office:value-type="float" office:value="1460100" calcext:value-type="float">
            <text:p>1460100</text:p>
          </table:table-cell>
          <table:table-cell office:value-type="float" office:value="1522500" calcext:value-type="float">
            <text:p>1522500</text:p>
          </table:table-cell>
          <table:table-cell office:value-type="float" office:value="1671300" calcext:value-type="float">
            <text:p>1671300</text:p>
          </table:table-cell>
          <table:table-cell office:value-type="float" office:value="1825300" calcext:value-type="float">
            <text:p>1825300</text:p>
          </table:table-cell>
          <table:table-cell/>
        </table:table-row>
        <table:table-row table:style-name="ro1">
          <table:table-cell office:value-type="string" calcext:value-type="string">
            <text:p>Liiketoiminnan kulut + arvonalennukset</text:p>
          </table:table-cell>
          <table:table-cell office:value-type="float" office:value="-1351800" calcext:value-type="float">
            <text:p>-1351800</text:p>
          </table:table-cell>
          <table:table-cell office:value-type="float" office:value="-1334900" calcext:value-type="float">
            <text:p>-1334900</text:p>
          </table:table-cell>
          <table:table-cell office:value-type="float" office:value="-1461400" calcext:value-type="float">
            <text:p>-1461400</text:p>
          </table:table-cell>
          <table:table-cell office:value-type="float" office:value="-1583100" calcext:value-type="float">
            <text:p>-1583100</text:p>
          </table:table-cell>
          <table:table-cell office:value-type="float" office:value="-1764000" calcext:value-type="float">
            <text:p>-1764000</text:p>
          </table:table-cell>
          <table:table-cell/>
        </table:table-row>
        <table:table-row table:style-name="ro1">
          <table:table-cell office:value-type="string" calcext:value-type="string">
            <text:p>Liiketulos ennen poistoja</text:p>
          </table:table-cell>
          <table:table-cell office:value-type="float" office:value="140800" calcext:value-type="float">
            <text:p>140800</text:p>
          </table:table-cell>
          <table:table-cell office:value-type="float" office:value="125200" calcext:value-type="float">
            <text:p>125200</text:p>
          </table:table-cell>
          <table:table-cell office:value-type="float" office:value="61100" calcext:value-type="float">
            <text:p>61100</text:p>
          </table:table-cell>
          <table:table-cell office:value-type="float" office:value="88200" calcext:value-type="float">
            <text:p>88200</text:p>
          </table:table-cell>
          <table:table-cell office:value-type="float" office:value="61300" calcext:value-type="float">
            <text:p>61300</text:p>
          </table:table-cell>
          <table:table-cell/>
        </table:table-row>
        <table:table-row table:style-name="ro1">
          <table:table-cell office:value-type="string" calcext:value-type="string">
            <text:p>Liiketoiminnan tulos verojen jälkeen</text:p>
          </table:table-cell>
          <table:table-cell office:value-type="float" office:value="107200" calcext:value-type="float">
            <text:p>107200</text:p>
          </table:table-cell>
          <table:table-cell office:value-type="float" office:value="90500" calcext:value-type="float">
            <text:p>90500</text:p>
          </table:table-cell>
          <table:table-cell office:value-type="float" office:value="35000" calcext:value-type="float">
            <text:p>35000</text:p>
          </table:table-cell>
          <table:table-cell office:value-type="float" office:value="62200" calcext:value-type="float">
            <text:p>62200</text:p>
          </table:table-cell>
          <table:table-cell office:value-type="float" office:value="29400" calcext:value-type="float">
            <text:p>29400</text:p>
          </table:table-cell>
          <table:table-cell/>
        </table:table-row>
        <table:table-row table:style-name="ro1">
          <table:table-cell office:value-type="string" calcext:value-type="string">
            <text:p>Osakekohtainen tulos</text:p>
          </table:table-cell>
          <table:table-cell office:value-type="float" office:value="1.45" calcext:value-type="float">
            <text:p>1,45</text:p>
          </table:table-cell>
          <table:table-cell office:value-type="float" office:value="1.22" calcext:value-type="float">
            <text:p>1,22</text:p>
          </table:table-cell>
          <table:table-cell office:value-type="float" office:value="0.48" calcext:value-type="float">
            <text:p>0,48</text:p>
          </table:table-cell>
          <table:table-cell office:value-type="float" office:value="0.85" calcext:value-type="float">
            <text:p>0,85</text:p>
          </table:table-cell>
          <table:table-cell office:value-type="float" office:value="0.41" calcext:value-type="float">
            <text:p>0,41</text:p>
          </table:table-cell>
          <table:table-cell/>
        </table:table-row>
        <table:table-row table:style-name="ro1">
          <table:table-cell office:value-type="string" calcext:value-type="string">
            <text:p>Osakkeiden määrä</text:p>
          </table:table-cell>
          <table:table-cell office:value-type="float" office:value="74109252" calcext:value-type="float">
            <text:p>74109252</text:p>
          </table:table-cell>
          <table:table-cell office:value-type="float" office:value="74013093" calcext:value-type="float">
            <text:p>74013093</text:p>
          </table:table-cell>
          <table:table-cell office:value-type="float" office:value="73675903" calcext:value-type="float">
            <text:p>73675903</text:p>
          </table:table-cell>
          <table:table-cell office:value-type="float" office:value="73143467" calcext:value-type="float">
            <text:p>73143467</text:p>
          </table:table-cell>
          <table:table-cell office:value-type="float" office:value="72492559" calcext:value-type="float">
            <text:p>72492559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se (kEUR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5 *</text:p>
          </table:table-cell>
          <table:table-cell office:value-type="float" office:value="2014" calcext:value-type="float">
            <text:p>201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2 *</text:p>
          </table:table-cell>
          <table:table-cell/>
        </table:table-row>
        <table:table-row table:style-name="ro1">
          <table:table-cell office:value-type="string" calcext:value-type="string">
            <text:p>Käyttöomaisuus</text:p>
          </table:table-cell>
          <table:table-cell office:value-type="float" office:value="605300" calcext:value-type="float">
            <text:p>605300</text:p>
          </table:table-cell>
          <table:table-cell office:value-type="float" office:value="563100" calcext:value-type="float">
            <text:p>563100</text:p>
          </table:table-cell>
          <table:table-cell office:value-type="float" office:value="492900" calcext:value-type="float">
            <text:p>492900</text:p>
          </table:table-cell>
          <table:table-cell office:value-type="float" office:value="553600" calcext:value-type="float">
            <text:p>553600</text:p>
          </table:table-cell>
          <table:table-cell office:value-type="float" office:value="579100" calcext:value-type="float">
            <text:p>579100</text:p>
          </table:table-cell>
          <table:table-cell/>
        </table:table-row>
        <table:table-row table:style-name="ro1">
          <table:table-cell office:value-type="string" calcext:value-type="string">
            <text:p>Vaihto-omaisuus</text:p>
          </table:table-cell>
          <table:table-cell office:value-type="float" office:value="469200" calcext:value-type="float">
            <text:p>469200</text:p>
          </table:table-cell>
          <table:table-cell office:value-type="float" office:value="523200" calcext:value-type="float">
            <text:p>523200</text:p>
          </table:table-cell>
          <table:table-cell office:value-type="float" office:value="538600" calcext:value-type="float">
            <text:p>538600</text:p>
          </table:table-cell>
          <table:table-cell office:value-type="float" office:value="542600" calcext:value-type="float">
            <text:p>542600</text:p>
          </table:table-cell>
          <table:table-cell office:value-type="float" office:value="561700" calcext:value-type="float">
            <text:p>561700</text:p>
          </table:table-cell>
          <table:table-cell/>
        </table:table-row>
        <table:table-row table:style-name="ro1">
          <table:table-cell office:value-type="string" calcext:value-type="string">
            <text:p>Varat yhteensä</text:p>
          </table:table-cell>
          <table:table-cell office:value-type="float" office:value="1074500" calcext:value-type="float">
            <text:p>1074500</text:p>
          </table:table-cell>
          <table:table-cell office:value-type="float" office:value="1086300" calcext:value-type="float">
            <text:p>1086300</text:p>
          </table:table-cell>
          <table:table-cell office:value-type="float" office:value="1031500" calcext:value-type="float">
            <text:p>1031500</text:p>
          </table:table-cell>
          <table:table-cell office:value-type="float" office:value="1096200" calcext:value-type="float">
            <text:p>1096200</text:p>
          </table:table-cell>
          <table:table-cell office:value-type="float" office:value="1185600" calcext:value-type="float">
            <text:p>1185600</text:p>
          </table:table-cell>
          <table:table-cell/>
        </table:table-row>
        <table:table-row table:style-name="ro1">
          <table:table-cell office:value-type="string" calcext:value-type="string">
            <text:p>Oma pääoma</text:p>
          </table:table-cell>
          <table:table-cell office:value-type="float" office:value="488100" calcext:value-type="float">
            <text:p>488100</text:p>
          </table:table-cell>
          <table:table-cell office:value-type="float" office:value="482800" calcext:value-type="float">
            <text:p>482800</text:p>
          </table:table-cell>
          <table:table-cell office:value-type="float" office:value="471100" calcext:value-type="float">
            <text:p>471100</text:p>
          </table:table-cell>
          <table:table-cell office:value-type="float" office:value="514100" calcext:value-type="float">
            <text:p>514100</text:p>
          </table:table-cell>
          <table:table-cell office:value-type="float" office:value="556100" calcext:value-type="float">
            <text:p>556100</text:p>
          </table:table-cell>
          <table:table-cell/>
        </table:table-row>
        <table:table-row table:style-name="ro1">
          <table:table-cell office:value-type="string" calcext:value-type="string">
            <text:p>Velat</text:p>
          </table:table-cell>
          <table:table-cell office:value-type="float" office:value="586400" calcext:value-type="float">
            <text:p>586400</text:p>
          </table:table-cell>
          <table:table-cell office:value-type="float" office:value="603500" calcext:value-type="float">
            <text:p>603500</text:p>
          </table:table-cell>
          <table:table-cell office:value-type="float" office:value="560400" calcext:value-type="float">
            <text:p>560400</text:p>
          </table:table-cell>
          <table:table-cell office:value-type="float" office:value="582100" calcext:value-type="float">
            <text:p>582100</text:p>
          </table:table-cell>
          <table:table-cell office:value-type="float" office:value="629500" calcext:value-type="float">
            <text:p>629500</text:p>
          </table:table-cell>
          <table:table-cell/>
        </table:table-row>
        <table:table-row table:style-name="ro1">
          <table:table-cell office:value-type="string" calcext:value-type="string">
            <text:p>Oma pääoma ja velat</text:p>
          </table:table-cell>
          <table:table-cell office:value-type="float" office:value="1074500" calcext:value-type="float">
            <text:p>1074500</text:p>
          </table:table-cell>
          <table:table-cell office:value-type="float" office:value="1086300" calcext:value-type="float">
            <text:p>1086300</text:p>
          </table:table-cell>
          <table:table-cell office:value-type="float" office:value="1031500" calcext:value-type="float">
            <text:p>1031500</text:p>
          </table:table-cell>
          <table:table-cell office:value-type="float" office:value="1096200" calcext:value-type="float">
            <text:p>1096200</text:p>
          </table:table-cell>
          <table:table-cell office:value-type="float" office:value="1185600" calcext:value-type="float">
            <text:p>1185600</text:p>
          </table:table-cell>
          <table:table-cell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.00.0000</text:date>, <text:time style:data-style-name="N2" text:time-value="22:05:48.0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20S</meta:editing-duration>
    <meta:editing-cycles>4</meta:editing-cycles>
    <meta:generator>LibreOffice/5.4.2.2$Windows_X86_64 LibreOffice_project/22b09f6418e8c2d508a9eaf86b2399209b0990f4</meta:generator>
    <dc:date>2017-11-21T22:09:47.763000000</dc:date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